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556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5.366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2.22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</table:table-row>
        <table:table-row table:style-name="ro1">
          <table:table-cell office:value-type="string">
            <text:p>access_tempstatistiche_art</text:p>
          </table:table-cell>
          <table:table-cell office:value-type="string">
            <text:p>tempstatistiche.art</text:p>
          </table:table-cell>
          <table:table-cell office:value-type="string">
            <text:p>model_tempstatistiche_art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access_tempstatistiche_ordinato</text:p>
          </table:table-cell>
          <table:table-cell office:value-type="string">
            <text:p>tempstatistiche.ordinato</text:p>
          </table:table-cell>
          <table:table-cell office:value-type="string">
            <text:p>model_tempstatistiche_ordinato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access_fiscaldoc_fatturato</text:p>
          </table:table-cell>
          <table:table-cell office:value-type="string">
            <text:p>fiscaldoc.fatturato</text:p>
          </table:table-cell>
          <table:table-cell office:value-type="string">
            <text:p>model_fiscaldoc_fatturato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access_tempstatistiche_trasporti</text:p>
          </table:table-cell>
          <table:table-cell office:value-type="string">
            <text:p>tempstatistiche.trasporti</text:p>
          </table:table-cell>
          <table:table-cell office:value-type="string">
            <text:p>model_tempstatistiche_trasporti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access_tempstatistiche_brogliacci</text:p>
          </table:table-cell>
          <table:table-cell office:value-type="string">
            <text:p>tempstatistiche.brogliacci</text:p>
          </table:table-cell>
          <table:table-cell office:value-type="string">
            <text:p>model_tempstatistiche_brogliacci</text:p>
          </table:table-cell>
          <table:table-cell/>
          <table:table-cell table:number-columns-repeated="4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18/04/2012</text:date>, <text:time>14.48.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date>2012-04-18T14:48:54</dc:date>
    <dc:creator>power </dc:creator>
    <meta:editing-duration>PT50S</meta:editing-duration>
    <meta:editing-cycles>1</meta:editing-cycles>
    <meta:document-statistic meta:table-count="1" meta:cell-count="43" meta:object-count="0"/>
  </office:meta>
</office:document-meta>
</file>